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officeooo:rsid="0015c853" officeooo:paragraph-rsid="0015c853"/>
    </style:style>
    <style:style style:name="P2" style:family="paragraph" style:parent-style-name="Standard">
      <style:paragraph-properties fo:text-align="center" style:justify-single-word="false"/>
      <style:text-properties fo:language="en" fo:country="GB" fo:font-style="italic" officeooo:rsid="0015c853" officeooo:paragraph-rsid="0015c853" style:font-style-asian="italic" style:font-style-complex="italic"/>
    </style:style>
    <style:style style:name="P3" style:family="paragraph" style:parent-style-name="Standard">
      <style:text-properties fo:language="en" fo:country="GB" officeooo:rsid="005870cf" officeooo:paragraph-rsid="005870cf"/>
    </style:style>
    <style:style style:name="P4" style:family="paragraph" style:parent-style-name="Text_20_body">
      <style:paragraph-properties fo:text-align="center" style:justify-single-word="false"/>
      <style:text-properties fo:language="en" fo:country="GB" fo:font-style="italic" officeooo:rsid="0016b924" officeooo:paragraph-rsid="0016b924" style:font-style-asian="italic" style:font-style-complex="italic"/>
    </style:style>
    <style:style style:name="P5" style:family="paragraph" style:parent-style-name="Text_20_body">
      <style:paragraph-properties fo:text-align="center" style:justify-single-word="false"/>
      <style:text-properties fo:language="en" fo:country="GB" fo:font-style="italic" style:font-style-asian="italic" style:font-style-complex="italic"/>
    </style:style>
    <style:style style:name="P6" style:family="paragraph" style:parent-style-name="Text_20_body">
      <style:text-properties fo:language="en" fo:country="GB" officeooo:rsid="00228df5" officeooo:paragraph-rsid="00228df5"/>
    </style:style>
    <style:style style:name="P7" style:family="paragraph" style:parent-style-name="Text_20_body">
      <style:text-properties fo:language="en" fo:country="GB" officeooo:rsid="00228df5" officeooo:paragraph-rsid="004a4289"/>
    </style:style>
    <style:style style:name="P8" style:family="paragraph" style:parent-style-name="Text_20_body">
      <style:text-properties fo:language="en" fo:country="GB" officeooo:rsid="004da4e3" officeooo:paragraph-rsid="004da4e3"/>
    </style:style>
    <style:style style:name="P9" style:family="paragraph" style:parent-style-name="Text_20_body">
      <style:text-properties fo:language="en" fo:country="GB" officeooo:rsid="0027dec4" officeooo:paragraph-rsid="0051154a"/>
    </style:style>
    <style:style style:name="P10" style:family="paragraph" style:parent-style-name="Text_20_body">
      <style:text-properties officeooo:rsid="003f188c" officeooo:paragraph-rsid="003f188c"/>
    </style:style>
    <style:style style:name="P11" style:family="paragraph" style:parent-style-name="Text_20_body">
      <style:paragraph-properties fo:text-align="center" style:justify-single-word="false"/>
      <style:text-properties officeooo:rsid="00400a34" officeooo:paragraph-rsid="00400a34"/>
    </style:style>
    <style:style style:name="P12" style:family="paragraph" style:parent-style-name="Text_20_body">
      <style:text-properties officeooo:rsid="0035ec7d" officeooo:paragraph-rsid="0051154a"/>
    </style:style>
    <style:style style:name="P13" style:family="paragraph" style:parent-style-name="Text_20_body">
      <style:text-properties officeooo:rsid="00599e41" officeooo:paragraph-rsid="00599e41"/>
    </style:style>
    <style:style style:name="P14" style:family="paragraph" style:parent-style-name="Title">
      <style:text-properties fo:language="en" fo:country="GB"/>
    </style:style>
    <style:style style:name="P15" style:family="paragraph" style:parent-style-name="Title">
      <style:text-properties officeooo:rsid="003f188c" officeooo:paragraph-rsid="003f188c"/>
    </style:style>
    <style:style style:name="P16" style:family="paragraph" style:parent-style-name="Text_20_body">
      <style:text-properties fo:language="en" fo:country="GB" officeooo:rsid="005870cf" officeooo:paragraph-rsid="005870cf"/>
    </style:style>
    <style:style style:name="P17" style:family="paragraph" style:parent-style-name="Text_20_body">
      <style:text-properties fo:language="en" fo:country="GB" officeooo:rsid="0051154a" officeooo:paragraph-rsid="005a8cd1"/>
    </style:style>
    <style:style style:name="P18" style:family="paragraph" style:parent-style-name="Heading_20_1">
      <style:text-properties officeooo:rsid="00599e41" officeooo:paragraph-rsid="00599e41"/>
    </style:style>
    <style:style style:name="P19" style:family="paragraph" style:parent-style-name="Heading_20_2">
      <style:text-properties officeooo:rsid="00599e41" officeooo:paragraph-rsid="00599e41"/>
    </style:style>
    <style:style style:name="P20" style:family="paragraph" style:parent-style-name="Heading_20_3">
      <style:text-properties officeooo:rsid="0042b08f" officeooo:paragraph-rsid="0042b08f"/>
    </style:style>
    <style:style style:name="T1" style:family="text">
      <style:text-properties officeooo:rsid="0016b924"/>
    </style:style>
    <style:style style:name="T2" style:family="text">
      <style:text-properties officeooo:rsid="00228df5"/>
    </style:style>
    <style:style style:name="T3" style:family="text">
      <style:text-properties officeooo:rsid="0027dec4"/>
    </style:style>
    <style:style style:name="T4" style:family="text">
      <style:text-properties officeooo:rsid="003f188c"/>
    </style:style>
    <style:style style:name="T5" style:family="text">
      <style:text-properties officeooo:rsid="0042b08f"/>
    </style:style>
    <style:style style:name="T6" style:family="text">
      <style:text-properties fo:language="en" fo:country="GB"/>
    </style:style>
    <style:style style:name="T7" style:family="text">
      <style:text-properties fo:language="en" fo:country="GB" officeooo:rsid="004a4289"/>
    </style:style>
    <style:style style:name="T8" style:family="text">
      <style:text-properties fo:language="en" fo:country="GB" officeooo:rsid="0027dec4"/>
    </style:style>
    <style:style style:name="T9" style:family="text">
      <style:text-properties fo:language="en" fo:country="GB" officeooo:rsid="00568c22"/>
    </style:style>
    <style:style style:name="T10" style:family="text">
      <style:text-properties fo:language="en" fo:country="GB" officeooo:rsid="005870cf"/>
    </style:style>
    <style:style style:name="T11" style:family="text">
      <style:text-properties fo:language="en" fo:country="GB" officeooo:rsid="005a8cd1"/>
    </style:style>
    <style:style style:name="T12" style:family="text">
      <style:text-properties officeooo:rsid="0048cea5"/>
    </style:style>
    <style:style style:name="T13" style:family="text">
      <style:text-properties officeooo:rsid="004a4289"/>
    </style:style>
    <style:style style:name="T14" style:family="text">
      <style:text-properties officeooo:rsid="0051154a"/>
    </style:style>
    <style:style style:name="T15" style:family="text">
      <style:text-properties officeooo:rsid="005290b4"/>
    </style:style>
    <style:style style:name="T16" style:family="text">
      <style:text-properties officeooo:rsid="00568c22"/>
    </style:style>
    <style:style style:name="T17" style:family="text">
      <style:text-properties officeooo:rsid="00599e41"/>
    </style:style>
    <style:style style:name="T18" style:family="text">
      <style:text-properties officeooo:rsid="005a8c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he Pit”</text:p>
      <text:p text:style-name="P4">(working title)</text:p>
      <text:p text:style-name="P1"/>
      <text:p text:style-name="P1"/>
      <text:p text:style-name="P2">“A <text:span text:style-name="T1">squad-based tactical fantasy game come </text:span>dungeon crawler rogue-like”</text:p>
      <text:p text:style-name="P1"/>
      <text:p text:style-name="P1"/>
      <text:p text:style-name="P1"/>
      <text:p text:style-name="P15">Game Design</text:p>
      <text:p text:style-name="P10"/>
      <text:p text:style-name="P10"/>
      <text:p text:style-name="P11">Charles Goodwin &lt;charles.goodwin@gmail.com&gt;</text:p>
      <text:h text:style-name="Heading_20_1" text:outline-level="1"><text:span text:style-name="T12">The Principle</text:span> Principles</text:h>
      <text:p text:style-name="P5">“<text:span text:style-name="T2">Not just another numbers game”</text:span></text:p>
      <text:h text:style-name="Heading_20_3" text:outline-level="3">Critiquing The Modern Rogue-like</text:h>
      <text:p text:style-name="P6">Too many of today's rogue-likes and crawlers are simply numbers games i.e. if your “character” has bigger numbers, it wins. Too many games are based on grinding, levelling up in order to progress. <text:span text:style-name="T4">Often such games substitute complexity for depth – adding more numbers to juggle in paper/rock/scissors style scenarios which appeal to players who can successfully manage the vast array of attributes and equipment. To add challenge such games make it easy to die, full of surprises that are hard to escape, and require attention to fine detail – penalising players who are not intently familiar with the game’s mechanics or able to wrap their head around the complexity. This forces repetition of the early game instead of affording a player opportunity to learn from their mistakes whilst maintaining progression. Game mechanisms require constant management (e.g. “hunger”) turning them into plate spinning tasks instead of fun game aspects. Enemies attack in unison, nor need to eat whereas your character dies in a short period from hunger.</text:span></text:p>
      <text:h text:style-name="P20" text:outline-level="3">“Meaningful Encounters”</text:h>
      <text:p text:style-name="P7"><text:span text:style-name="T5">The leading design principle of The Pit is to make it a game of “Meaningful Encounters” where a player has a choice on how to proceed and their choices matter.</text:span> <text:span text:style-name="T3">Players must strike a balance between survival (locating food, shelter, tools) and exploration, whilst also being wise about approaching potential threats or attempting to avoid them. Every creature or character encountered is a potential enemy or potential ally, and has their own survival concerns.</text:span></text:p>
      <text:p text:style-name="P17">A wounded creature will flee unless it is protecting its home or is cornered. <text:span text:style-name="T18">A weak creature will sense if it is in danger and flee deadly situations.</text:span> A predator will <text:span text:style-name="T17">pick</text:span> the weakest target – luring a giant spider towards a giant rat, the spider will target the most vulnerable creature (hopefully not your character).</text:p>
      <text:p text:style-name="P9"><text:span text:style-name="T18">The</text:span> player will have autonomy only over his own character but able to form teams with other characters – but only if on appropriate speaking terms of course! <text:span text:style-name="T17">Underground</text:span> dwellers will also be concerned with their own survival, <text:span text:style-name="T14">and not all are to be trusted. Some may flee, so may steal, some may choose to betray you if the right opportunity presents itself.</text:span></text:p>
      <text:h text:style-name="Heading_20_3" text:outline-level="3">“<text:span text:style-name="T13">Tactics Matter”</text:span></text:h>
      <text:p text:style-name="P12"><text:span text:style-name="T8">Combat will be consequential. </text:span><text:span text:style-name="T6">The opening scene serves to remind a player of this. A rock strike to the head from behind overcome</text:span><text:span text:style-name="T7">s</text:span><text:span text:style-name="T6"> a stronger opponent</text:span><text:span text:style-name="T7">.</text:span><text:span text:style-name="T6"> </text:span><text:span text:style-name="T11">I</text:span><text:span text:style-name="T6">t </text:span><text:span text:style-name="T11">emphasises</text:span><text:span text:style-name="T6"> the principle focus of the game – engaging </text:span><text:span text:style-name="T9">stronger</text:span><text:span text:style-name="T6"> enemies head on will often lead to death, </text:span><text:span text:style-name="T11">there needs to be a strategy to win. </text:span><text:span text:style-name="T6"><text:s/></text:span><text:span text:style-name="T9">Battles will not be a game of numbers but rather a game of who can land the decisive blow.</text:span></text:p>
      <text:p text:style-name="P8">Cave dwellers will have ‘life patterns’ instead of aimlessly wondering around. It <text:span text:style-name="T14">w</text:span>ill be an ecosystem and working around that ecosystem will be an important part of survival. Resting and sleeping will be necessary and not just mechanics for health recovery but can not be sensibly done randomly. <text:span text:style-name="T15">At the same time, they won’t be overwhelming, and only need to be done occasionally.</text:span></text:p>
      <text:h text:style-name="Heading_20_3" text:outline-level="3"><text:soft-page-break/>“<text:span text:style-name="T16">Using Your Senses”</text:span></text:h>
      <text:p text:style-name="P8">The game will have a mechanic for all the senses. Fires will create smoke, which will travel with the air current, and be detectable by cave dwellers that know what smoke is. Fires will <text:span text:style-name="T14">also </text:span>create warmth which will be needed from time to time. <text:span text:style-name="T14">Creatures – including your character – will leave a scent that can be tracked. Noises will travel, and stealth will be rewarded. You will often hear things before you see them, and part of building your character will be gaining experience of these elements.</text:span></text:p>
      <text:p text:style-name="P16">The game will give feedback on uneasiness and fear, which will be a useful indicator of how dangerous a situation might be. Players will be strongly dissuaded from confronting the most dangerous enemies in the game if ill prepared.</text:p>
      <text:h text:style-name="Heading_20_3" text:outline-level="3"><text:span text:style-name="T10">“</text:span>Permadeath but not Permarepeat”</text:h>
      <text:p text:style-name="P3">Variations on character and variations on layout will provide early reprieve from repetitious gameplay.</text:p>
      <text:h text:style-name="P18" text:outline-level="1">Game Mechanics</text:h>
      <text:h text:style-name="P19" text:outline-level="2">Fear</text:h>
      <text:p text:style-name="P13">All creatures will have a ‘fear’ mechan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fo:break-before="pag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Goodwin</meta:initial-creator>
    <meta:creation-date>2014-12-30T02:56:52.655224568</meta:creation-date>
    <dc:date>2019-06-07T13:55:37.025479953</dc:date>
    <meta:editing-duration>P4DT10H26M29S</meta:editing-duration>
    <meta:editing-cycles>20</meta:editing-cycles>
    <meta:generator>LibreOffice/6.2.4.2$Linux_X86_64 LibreOffice_project/20$Build-2</meta:generator>
    <meta:document-statistic meta:table-count="0" meta:image-count="0" meta:object-count="0" meta:page-count="4" meta:paragraph-count="24" meta:word-count="681" meta:character-count="4169" meta:non-whitespace-character-count="3504"/>
  </office:meta>
</office:document-meta>
</file>